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9.584cm" svg:y2="12.646cm" draw:start-shape="id5" draw:start-glue-point="6" draw:end-shape="id3" draw:end-glue-point="8" svg:d="M12024 15668c-1627 0-2440-1007-2440-3022" svg:viewBox="0 0 2441 3023">
          <text:p text:style-name="P1"/>
          <text:p text:style-name="P1"/>
          <text:p text:style-name="P1">1 <text:s text:c="12"/></text:p>
        </draw:connector>
        <draw:connector draw:style-name="gr3" draw:text-style-name="P1" draw:layer="layout" draw:type="curve" draw:line-skew="1.228cm" svg:x1="13.839cm" svg:y1="15.668cm" svg:x2="7.326cm" svg:y2="3.475cm" draw:start-shape="id5" draw:start-glue-point="10" draw:end-shape="id8" draw:end-glue-point="11" svg:d="M13839 15668c2593 0 2162-6474-115-9805s-6398-3519-6398-2388" svg:viewBox="0 0 8288 12819">
          <text:p text:style-name="P1"><text:s text:c="46"/>3</text:p>
          <text:p text:style-name="P1"/>
          <text:p text:style-name="P1"/>
        </draw:connector>
        <draw:connector draw:style-name="gr3" draw:text-style-name="P1" draw:layer="layout" draw:type="curve" draw:line-skew="-1.983cm" svg:x1="8.676cm" svg:y1="11.785cm" svg:x2="5.776cm" svg:y2="4.085cm" draw:start-shape="id3" draw:start-glue-point="6" draw:end-shape="id8" draw:end-glue-point="6" svg:d="M8676 11785c-8077 0-6627-7700-2900-7700" svg:viewBox="0 0 5894 7701">
          <text:p text:style-name="P1">2 <text:s text:c="37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40:53.024388033</dc:date>
    <dc:creator>elucterio </dc:creator>
    <meta:editing-duration>PT3H48M54S</meta:editing-duration>
    <meta:editing-cycles>22</meta:editing-cycles>
    <meta:generator>LibreOffice/4.2.8.2$Linux_X86_64 LibreOffice_project/420m0$Build-2</meta:generator>
    <meta:document-statistic meta:object-count="18"/>
  </office:meta>
</office:document-meta>
</file>